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ISY Byline Paragraph</text:h>
      <text:p text:style-name="_5b_DAISY_5d__20_ByLine">By Lori Katz, <text:span text:style-name="T1">Riverwood News</text:span> Staff Reporter</text:p>
      <text:p text:style-name="Standard">Citing possible health hazards, Mayor Edward Cisko announced </text:p>
      <text:p text:style-name="Standard">today that Riverwood will stop withdrawing water from the </text:p>
      <text:p text:style-name="Standard">Snake River and will temporarily shut down the city's water-</text:p>
      <text:p text:style-name="Standard">treatment plant over water-quality concerns provoked by a </text:p>
      <text:p text:style-name="Standard">massive fish kill. Starting at 6 p.m., river water will not </text:p>
      <text:p text:style-name="Standard">be pumped to the plant for at least three days. If the cause </text:p>
      <text:p text:style-name="Standard">of the fish kill has not been determined and corrected by </text:p>
      <text:p text:style-name="Standard">that time, the shutdown will continue indefinit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ByLine" style:display-name="[DAISY] ByLine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6:08:09</meta:creation-date>
    <dc:date>2009-06-24T16:47:58</dc:date>
    <dc:creator>Vincent Spiewak</dc:creator>
    <meta:editing-duration>PT00H34M55S</meta:editing-duration>
    <meta:editing-cycles>2</meta:editing-cycles>
    <meta:generator>OpenOffice.org/3.0$Unix OpenOffice.org_project/300m15$Build-9379</meta:generator>
    <meta:document-statistic meta:table-count="0" meta:image-count="0" meta:object-count="0" meta:page-count="1" meta:paragraph-count="10" meta:word-count="87" meta:character-count="532"/>
    <meta:user-defined meta:name="Info 1"/>
    <meta:user-defined meta:name="Info 2"/>
    <meta:user-defined meta:name="Info 3"/>
    <meta:user-defined meta:name="Info 4"/>
  </office:meta>
</office:document-meta>
</file>